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text-properties officeooo:rsid="000eb2aa" officeooo:paragraph-rsid="000eb2aa"/>
    </style:style>
    <style:style style:name="P3" style:family="paragraph" style:parent-style-name="Preformatted_20_Text">
      <style:text-properties officeooo:rsid="000fa19c" officeooo:paragraph-rsid="000fa19c"/>
    </style:style>
    <style:style style:name="P4" style:family="paragraph" style:parent-style-name="Preformatted_20_Text">
      <style:text-properties officeooo:rsid="0010e7ef" officeooo:paragraph-rsid="0010e7ef"/>
    </style:style>
    <style:style style:name="P5" style:family="paragraph" style:parent-style-name="Standard">
      <style:text-properties officeooo:rsid="000eb2aa" officeooo:paragraph-rsid="000eb2aa"/>
    </style:style>
    <style:style style:name="P6" style:family="paragraph" style:parent-style-name="Standard">
      <style:text-properties officeooo:rsid="000eb2aa" officeooo:paragraph-rsid="000fa19c"/>
    </style:style>
    <style:style style:name="P7" style:family="paragraph" style:parent-style-name="Standard">
      <style:text-properties officeooo:rsid="000fa19c" officeooo:paragraph-rsid="000fa19c"/>
    </style:style>
    <style:style style:name="P8" style:family="paragraph" style:parent-style-name="Standard">
      <style:text-properties officeooo:rsid="0010e7ef" officeooo:paragraph-rsid="0010e7ef"/>
    </style:style>
    <style:style style:name="P9" style:family="paragraph" style:parent-style-name="Text_20_body">
      <style:paragraph-properties fo:margin-top="0cm" fo:margin-bottom="0cm" style:contextual-spacing="false"/>
    </style:style>
    <style:style style:name="T1" style:family="text">
      <style:text-properties officeooo:rsid="000ec7a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MISBAH <text:s/>MAJID <text:s/>SHAIKH</text:p>
      <text:p text:style-name="P5">ROLL NO: 24</text:p>
      <text:p text:style-name="P5">DATA <text:s/>SCEINCE</text:p>
      <text:p text:style-name="P5"><text:s text:c="6"/></text:p>
      <text:p text:style-name="P5"><text:s text:c="46"/>ASSINGMNET <text:s text:c="2"/>2: <text:span text:style-name="T1">STATICAL <text:s/>DATA <text:s/>ANALYSIS</text:span></text:p>
      <text:p text:style-name="P5"/>
      <text:p text:style-name="P5">Q1:</text:p>
      <text:p text:style-name="Standard">import pandas as ps</text:p>
      <text:p text:style-name="Standard">import numpy as np</text:p>
      <text:p text:style-name="Standard">arr=np.array([[30,75,70],[80,90,20],[50,95,60]])</text:p>
      <text:p text:style-name="Standard">print(arr)</text:p>
      <text:p text:style-name="Standard">print("Mean:",np.mean(arr))</text:p>
      <text:p text:style-name="Standard">print("Median:",np.median(arr))</text:p>
      <text:p text:style-name="Standard"/>
      <text:p text:style-name="P5">OUTPUT:</text:p>
      <text:p text:style-name="P5"><text:s/></text:p>
      <text:p text:style-name="P2">[[30 75 70]</text:p>
      <text:p text:style-name="Preformatted_20_Text"><text:s/>[80 90 20]</text:p>
      <text:p text:style-name="Preformatted_20_Text"><text:s/>[50 95 60]]</text:p>
      <text:p text:style-name="Preformatted_20_Text">Mean: 63.333333333333336</text:p>
      <text:p text:style-name="P1">Median: 70.0</text:p>
      <text:p text:style-name="P5">Q2:</text:p>
      <text:p text:style-name="P5">import pandas as pd</text:p>
      <text:p text:style-name="P5">import numpy as np</text:p>
      <text:p text:style-name="P5">d={'Name':pd.Series(['Ram','Sham','meena','seeta','geeta','rakesh','madhav']),'Age':pd.Series([25,26,25,23,30,29,23]),'Rating':pd.Series([4.23,3.2,3.98,2.56,3.20,4.6,3.4])}</text:p>
      <text:p text:style-name="P5">df=pd.DataFrame(d)</text:p>
      <text:p text:style-name="P5">print(df.sum())</text:p>
      <text:p text:style-name="P5"/>
      <text:p text:style-name="P7">OUTPUT:</text:p>
      <text:p text:style-name="P7"/>
      <text:p text:style-name="P3">Name <text:s text:c="5"/>RamShammeenaseetageetarakeshmadhav</text:p>
      <text:p text:style-name="Preformatted_20_Text">Age <text:s text:c="37"/>181</text:p>
      <text:p text:style-name="Preformatted_20_Text">Rating <text:s text:c="32"/>25.17</text:p>
      <text:p text:style-name="P1">dtype: object</text:p>
      <text:p text:style-name="P7">Q3:</text:p>
      <text:p text:style-name="P7"/>
      <text:p text:style-name="P7">import pandas as pd</text:p>
      <text:p text:style-name="P7">import numpy as np</text:p>
      <text:p text:style-name="P7">d={'Name':pd.Series(['Ram','Sham','meena','seeta','geeta','rakesh','madhav']),'Age':pd.Series([25,26,25,23,30,29,23]),'Rating':pd.Series([4.23,3.2,3.98,2.56,3.20,4.6,3.4])}</text:p>
      <text:p text:style-name="P7">df=pd.DataFrame(d)</text:p>
      <text:p text:style-name="P7">print(df.sum()) </text:p>
      <text:p text:style-name="P7">print('statistical details:',df.describe())</text:p>
      <text:p text:style-name="P7"/>
      <text:p text:style-name="P7">OUTPUT:</text:p>
      <text:p text:style-name="P7"/>
      <text:p text:style-name="P3">Name <text:s text:c="5"/>RamShammeenaseetageetarakeshmadhav</text:p>
      <text:p text:style-name="Preformatted_20_Text">Age <text:s text:c="37"/>181</text:p>
      <text:p text:style-name="Preformatted_20_Text">Rating <text:s text:c="32"/>25.17</text:p>
      <text:p text:style-name="Preformatted_20_Text">dtype: object</text:p>
      <text:p text:style-name="Preformatted_20_Text">statistical details: <text:s text:c="13"/>Age <text:s text:c="3"/>Rating</text:p>
      <text:p text:style-name="Preformatted_20_Text">count <text:s text:c="2"/>7.000000 <text:s/>7.000000</text:p>
      <text:p text:style-name="Preformatted_20_Text"><text:soft-page-break/>mean <text:s text:c="2"/>25.857143 <text:s/>3.595714</text:p>
      <text:p text:style-name="Preformatted_20_Text">std <text:s text:c="4"/>2.734262 <text:s/>0.705073</text:p>
      <text:p text:style-name="Preformatted_20_Text">min <text:s text:c="3"/>23.000000 <text:s/>2.560000</text:p>
      <text:p text:style-name="Preformatted_20_Text">25% <text:s text:c="3"/>24.000000 <text:s/>3.200000</text:p>
      <text:p text:style-name="Preformatted_20_Text">50% <text:s text:c="3"/>25.000000 <text:s/>3.400000</text:p>
      <text:p text:style-name="Preformatted_20_Text">75% <text:s text:c="3"/>27.500000 <text:s/>4.105000</text:p>
      <text:p text:style-name="P1">max <text:s text:c="3"/>30.000000 <text:s/>4.600000</text:p>
      <text:p text:style-name="P9"/>
      <text:p text:style-name="P7">Q4:</text:p>
      <text:p text:style-name="P7"/>
      <text:p text:style-name="P6">import pandas as pd</text:p>
      <text:p text:style-name="P6">import numpy as np</text:p>
      <text:p text:style-name="P6">import scipy.stats as s</text:p>
      <text:p text:style-name="P6">score={'Virat':[92,97,85,74,71,55,85,63,42,32,71,55],'Rohit':[89,87,67,55,47,72,76,79,44,92,99,47]}</text:p>
      <text:p text:style-name="P6">df=pd.DataFrame(score)</text:p>
      <text:p text:style-name="P6">print(df)</text:p>
      <text:p text:style-name="P6">print("\n arithemetic mean value")</text:p>
      <text:p text:style-name="P6">print("score 1",s.tmean(df["Virat"]).round(2))</text:p>
      <text:p text:style-name="P6">print("score 2",s.tmean(df["Rohit"]).round(2))</text:p>
      <text:p text:style-name="P6"/>
      <text:p text:style-name="P8">OUTPUT:</text:p>
      <text:p text:style-name="P8"/>
      <text:p text:style-name="P4"><text:s text:c="4"/>Virat <text:s/>Rohit</text:p>
      <text:p text:style-name="Preformatted_20_Text">0 <text:s text:c="5"/>92 <text:s text:c="4"/>89</text:p>
      <text:p text:style-name="Preformatted_20_Text">1 <text:s text:c="5"/>97 <text:s text:c="4"/>87</text:p>
      <text:p text:style-name="Preformatted_20_Text">2 <text:s text:c="5"/>85 <text:s text:c="4"/>67</text:p>
      <text:p text:style-name="Preformatted_20_Text">3 <text:s text:c="5"/>74 <text:s text:c="4"/>55</text:p>
      <text:p text:style-name="Preformatted_20_Text">4 <text:s text:c="5"/>71 <text:s text:c="4"/>47</text:p>
      <text:p text:style-name="Preformatted_20_Text">5 <text:s text:c="5"/>55 <text:s text:c="4"/>72</text:p>
      <text:p text:style-name="Preformatted_20_Text">6 <text:s text:c="5"/>85 <text:s text:c="4"/>76</text:p>
      <text:p text:style-name="Preformatted_20_Text">7 <text:s text:c="5"/>63 <text:s text:c="4"/>79</text:p>
      <text:p text:style-name="Preformatted_20_Text">8 <text:s text:c="5"/>42 <text:s text:c="4"/>44</text:p>
      <text:p text:style-name="Preformatted_20_Text">9 <text:s text:c="5"/>32 <text:s text:c="4"/>92</text:p>
      <text:p text:style-name="Preformatted_20_Text">10 <text:s text:c="4"/>71 <text:s text:c="4"/>99</text:p>
      <text:p text:style-name="Preformatted_20_Text">11 <text:s text:c="4"/>55 <text:s text:c="4"/>47</text:p>
      <text:p text:style-name="Preformatted_20_Text"/>
      <text:p text:style-name="Preformatted_20_Text"><text:s/>arithemetic mean value</text:p>
      <text:p text:style-name="Preformatted_20_Text">score 1 68.5</text:p>
      <text:p text:style-name="P1">score 2 71.17</text:p>
      <text:p text:style-name="P9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9T14:29:28.520646400</meta:creation-date>
    <dc:date>2024-07-29T16:35:23.733941504</dc:date>
    <meta:editing-duration>PT1H18M1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78" meta:word-count="184" meta:character-count="2046" meta:non-whitespace-character-count="1568"/>
  </office:meta>
</office:document-meta>
</file>